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Times New Roman" fo:font-size="12pt" fo:font-weight="normal" officeooo:paragraph-rsid="0061edd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.102cm" fo:margin-bottom="0.102cm" style:contextual-spacing="false" fo:line-height="115%" fo:text-align="start" style:justify-single-word="false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0a685" officeooo:paragraph-rsid="0061edd6" style:letter-kerning="true" fo:background-color="transparent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/>
    </style:style>
    <style:style style:name="P8" style:family="paragraph" style:parent-style-name="Standard">
      <style:paragraph-properties fo:margin-top="0.002cm" fo:margin-bottom="0.002cm" style:contextual-spacing="false" fo:line-height="115%" fo:text-align="justify" style:justify-single-word="fals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cm" fo:margin-right="0.499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Times New Roman" fo:font-size="12pt" fo:font-weight="bold" officeooo:paragraph-rsid="0061edd6" style:font-size-asian="12pt" style:font-weight-asian="bold" style:font-size-complex="12pt"/>
    </style:style>
    <style:style style:name="P10" style:family="paragraph" style:parent-style-name="Standard">
      <style:paragraph-properties fo:margin-left="0cm" fo:margin-right="0.499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793fc8" officeooo:paragraph-rsid="0061edd6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0720ef3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14c705a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14c705a" officeooo:paragraph-rsid="0061edd6" style:letter-kerning="true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fo:font-weight="bold" officeooo:paragraph-rsid="0061edd6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normal" officeooo:rsid="00711cfb" officeooo:paragraph-rsid="0061edd6" fo:background-color="transparent" style:font-name-asian="Times New Roman2" style:font-size-asian="12pt" style:font-style-asian="normal" style:font-weight-asian="normal" style:font-name-complex="Times New Roman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fo:font-weight="normal" officeooo:rsid="00711cfb" officeooo:paragraph-rsid="0061edd6" fo:background-color="transparent" style:font-name-asian="Times New Roman2" style:font-size-asian="12pt" style:font-style-asian="normal" style:font-weight-asian="normal" style:font-name-complex="Times New Roman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.635cm" fo:margin-right="0.621cm" fo:line-height="115%" fo:text-align="center" style:justify-single-word="false" fo:keep-together="auto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officeooo:paragraph-rsid="0061edd6" style:font-name-asian="Times New Roman2" style:font-style-asian="normal" style:font-weight-asian="bold" style:font-name-complex="Times New Roman2" style:font-weight-complex="bold"/>
    </style:style>
    <style:style style:name="P20" style:family="paragraph" style:parent-style-name="Standard">
      <style:paragraph-properties fo:margin-left="0.635cm" fo:margin-right="0.621cm" fo:line-height="115%" fo:text-align="center" style:justify-single-word="false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officeooo:paragraph-rsid="0061edd6" style:font-name-asian="Times New Roman2" style:font-style-asian="normal" style:font-weight-asian="bold" style:font-name-complex="Times New Roman2" style:font-weight-complex="bold"/>
    </style:style>
    <style:style style:name="P21" style:family="paragraph" style:parent-style-name="Standard">
      <style:paragraph-properties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officeooo:paragraph-rsid="0061edd6" style:font-style-asian="normal" style:font-weight-asian="bold"/>
    </style:style>
    <style:style style:name="P22" style:family="paragraph" style:parent-style-name="Standard">
      <style:paragraph-properties fo:margin-left="0cm" fo:margin-right="0cm" fo:line-height="10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padding="0cm" fo:border="none" style:shadow="none" style:text-autospace="none" style:punctuation-wrap="hanging" style:line-break="strict" style:vertical-align="auto"/>
      <style:text-properties officeooo:paragraph-rsid="0061ed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2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25" style:family="paragraph" style:parent-style-name="Frame_20_contents">
      <style:paragraph-properties fo:text-align="center" style:justify-single-word="false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66e94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69f142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793fc8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font-weight="normal" officeooo:rsid="014c705a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officeooo:rsid="00711cfb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letter-spacing="normal" fo:language="es" fo:country="ES" fo:font-style="normal" style:text-underline-style="none" fo:font-weight="normal" officeooo:rsid="00711cfb" fo:background-color="transparent" loext:char-shading-value="0" style:font-name-asian="SimSun1" style:font-style-asian="normal" style:font-weight-asian="normal" style:font-name-complex="Times New Roman" style:font-style-complex="normal" style:font-weight-complex="normal" style:text-scale="100%"/>
    </style:style>
    <style:style style:name="T10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711c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4342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name-asian="Times New Roman2" style:font-style-asian="normal" style:font-name-complex="Times New Roman2"/>
    </style:style>
    <style:style style:name="T13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4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5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</text:span>title]</text:p>
      <text:p text:style-name="P2"/>
      <text:p text:style-name="P3">[objeto], y de acuerdo con los siguientes:</text:p>
      <text:p text:style-name="P4"/>
      <text:p text:style-name="P5">ANTECEDENTES DE HECHO</text:p>
      <text:p text:style-name="P6"><text:span text:style-name="T2"/></text:p>
      <text:p text:style-name="P7">[<text:span text:style-name="T3">html_</text:span>antecedentes]</text:p>
      <text:p text:style-name="P8"><text:span text:style-name="T4"/></text:p>
      <text:p text:style-name="P9">FUNDAMENTOS DE DERECHO</text:p>
      <text:p text:style-name="P10"><text:span text:style-name="T5"/></text:p>
      <text:p text:style-name="P11">[fundamentos]</text:p>
      <text:p text:style-name="P4"><text:span text:style-name="T6"/></text:p>
      <text:p text:style-name="P12">RESUELVO</text:p>
      <text:p text:style-name="P13"/>
      <text:p text:style-name="P14">[dispositivo]</text:p>
      <text:p text:style-name="P15"><text:span text:style-name="T7"/></text:p>
      <text:p text:style-name="P16"><text:span text:style-name="Fuente_20_de_20_párrafo_20_predeter."><text:span text:style-name="T8">EL DIRECTOR GENERAL DE ORDENACIÓN DE LAS ENSEÑANZAS, INCLUSIÓN E INNOVACIÓN</text:span></text:span></text:p>
      <text:p text:style-name="P17"/>
      <text:p text:style-name="P18">[onshow;block=begin;repeat=annexes]</text:p>
      <text:p text:style-name="P19"/>
      <text:p text:style-name="P20">Anexo [number]</text:p>
      <text:p text:style-name="P21">[title]</text:p>
      <text:p text:style-name="P18"/>
      <text:p text:style-name="P22"><text:span text:style-name="Fuente_20_de_20_párrafo_20_predeter."><text:span text:style-name="T9">[content]</text:span></text:span></text:p>
      <text:p text:style-name="P18"/>
      <text:p text:style-name="P18">[onshow;block=end]</text:p>
      <text:p text:style-name="P4"/>
      <text:p text:style-name="P23"><text:span text:style-name="Fuente_20_de_20_párrafo_20_predeter."><text:span text:style-name="T10">EL RESPONSABLE DEL SERVICIO </text:span></text:span><text:span text:style-name="Fuente_20_de_20_párrafo_20_predeter."><text:span text:style-name="T11">DE ORDENACIÓN</text:span></text:span></text:p>
      <text:p text:style-name="P24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2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3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style:font-name="Calibri" style:font-name-complex="Calibri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51cm" fo:margin-bottom="4.001cm" fo:margin-left="3cm" fo:margin-right="1.501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" text:anchor-type="as-char" svg:width="0.794cm" svg:height="1.503cm" draw:z-index="3"><draw:image xlink:href="Pictures/1000000000000045000000856F587C46.jpg" xlink:type="simple" xlink:show="embed" xlink:actuate="onLoad" draw:mime-type="image/jpeg"/></draw:frame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custom-shape text:anchor-type="char" draw:z-index="1" draw:name="Cuadro de texto 5" draw:style-name="Mgr1" draw:text-style-name="MP5" svg:width="1.574cm" svg:height="29.699cm" svg:x="-2.45cm" svg:y="-2.251cm"><text:p text:style-name="MP4"><text:bookmark-start text:name="__DdeLink__1949_740795211"/><text:span text:style-name="MT1">Avenida Buenos Aires 3-5, Edificio </text:span><text:span text:style-name="MT2">Usos Múltiples III</text:span><text:span text:style-name="MT1">, 4ª planta</text:span><text:span text:style-name="MT3"> <text:s/>| CP </text:span><text:span text:style-name="MT1">38071 </text:span><text:span text:style-name="MT3">Santa Cruz de Tenerife <text:s/>| <text:s/>Tfno: 922 </text:span><text:span text:style-name="MT1">42 35 00</text:span><text:span text:style-name="MT3"> <text:s/></text:span></text:p><text:p text:style-name="MP4"><text:span text:style-name="MT1">Calle Granadera Canaria 2, Edificio Granadera Canaria, 1ª planta</text:span><text:span text:style-name="MT3"> <text:s/>| <text:s/>CP </text:span><text:span text:style-name="MT1">35071</text:span><text:span text:style-name="MT3"> Las Palmas de Gran Canaria <text:s/>| <text:s/>Tfno: 928 </text:span><text:span text:style-name="MT1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char" svg:x="-1.215cm" svg:y="0.169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text:span text:style-name="MT4"/></text:p>
      </style:header>
      <style:footer>
        <text:p text:style-name="MP6"><text:page-number text:select-page="current">1</text:page-number></text:p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solución de libramiento de fondos extraordinarios para los centros participantes en Distrito AICLE</dc:title>
    <meta:editing-cycles>57</meta:editing-cycles>
    <meta:creation-date>2023-08-01T08:14:21.289000000</meta:creation-date>
    <dc:date>2025-10-15T22:38:42.822163000</dc:date>
    <meta:editing-duration>PT12H44M22S</meta:editing-duration>
    <meta:generator>LibreOffice/25.8.2.2$MacOSX_AARCH64 LibreOffice_project/d401f2107ccab8f924a8e2df40f573aab7605b6f</meta:generator>
    <dc:description>PROPUESTA- RESOLUCIÓN DE LA DIRECCIÓN GENERAL DE ORDENACIÓN DE LAS ENSEÑANZAS, INCLUSIÓN E INNOVACIÓN POR LA QUE SE ASIGNAN DOTACIONES ECONÓMICAS EXTRAORDINARIAS, Y SE AUTORIZA Y ORDENA EL CORRESPONDIENTE LIBRAMIENTO EXTRAORDINARIO DE FONDOS, DESTINADAS A SUFRAGAR LAS ACCIONES PROPUESTAS POR LA COMISIÓN DE DISTRITO DEL PROGRAMA DE APRENDIZAJE INTEGRADO DE CONTENIDOS Y LENGUAS EXTRANJERAS (AICLE), DENTRO DE LA ORGANIZACIÓN Y DESARROLLO DE LAS ACCIONES, PROGRAMAS Y PROYECTOS IMPLEMENTADOS DESDE EL ÁREA DE PLURILINGÜISMO Y EDUCACIÓN INTERCULTURAL, DEL SERVICIO DE ORDENACIÓN DE LAS ENSEÑANZAS, DURANTE EL EJERCICIO 2025. </dc:description>
    <meta:keyword>plurilingüismo</meta:keyword>
    <meta:keyword>lenguas extranjeras</meta:keyword>
    <meta:keyword>libramientos</meta:keyword>
    <meta:keyword>extraordinario</meta:keyword>
    <meta:keyword>plei</meta:keyword>
    <meta:keyword>consejería de educación</meta:keyword>
    <meta:keyword>actividad física y deportes</meta:keyword>
    <dc:subject>Resolución de libramiento de fondos extraordinarios para los centros participantes en Distrito AICLE</dc:subject>
    <meta:print-date>2025-07-29T13:50:11.547000000</meta:print-date>
    <meta:printed-by>Archivos PDF</meta:printed-by>
    <meta:document-statistic meta:table-count="0" meta:image-count="2" meta:object-count="0" meta:page-count="2" meta:paragraph-count="21" meta:word-count="89" meta:character-count="605" meta:non-whitespace-character-count="523"/>
    <meta:user-defined meta:name="AppVersion">16.0000</meta:user-defined>
    <meta:template xlink:type="simple" xlink:actuate="onRequest" xlink:title="hoja_a4.dotx" xlink:href=""/>
  </office:meta>
</office:document-meta>
</file>